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Courier New"/>
    </style:style>
    <style:style style:name="ce3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12FAF80</text:p>
          </table:table-cell>
          <table:table-cell table:style-name="ce3" office:value-type="string">
            <text:p>0x1840</text:p>
          </table:table-cell>
          <table:table-cell office:value-type="string">
            <text:p>Start of first creatur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Creature X po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Creature Y p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7d7414]+b0</text:p>
          </table:table-cell>
          <table:table-cell office:value-type="string">
            <text:p>Name of loaded ma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1f71138]</text:p>
          </table:table-cell>
          <table:table-cell office:value-type="string">
            <text:p>struct</text:p>
          </table:table-cell>
          <table:table-cell table:number-columns-repeated="1022"/>
        </table:table-row>
        <table:table-row table:style-name="ro1">
          <table:table-cell office:value-type="string">
            <text:p>Collection of creature point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[1f71138]]</text:p>
          </table:table-cell>
          <table:table-cell/>
          <table:table-cell table:style-name="ce3"/>
          <table:table-cell table:number-columns-repeated="1021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pointer</text:p>
          </table:table-cell>
          <table:table-cell table:style-name="ce3" office:value-type="string">
            <text:p>Pointer near creatur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C8</text:p>
          </table:table-cell>
          <table:table-cell office:value-type="string">
            <text:p>float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Stanc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</text:p>
          </table:table-cell>
          <table:table-cell office:value-type="string">
            <text:p>Normal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4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5</text:p>
          </table:table-cell>
          <table:table-cell office:value-type="string">
            <text:p>Faint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[[1f71570]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American Mone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Canadian Money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2016-02-15</text:date>, <text:time>02:1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7M18S</meta:editing-duration>
    <meta:editing-cycles>7</meta:editing-cycles>
    <meta:generator>OpenOffice/4.1.2$Win32 OpenOffice.org_project/412m3$Build-9782</meta:generator>
    <dc:date>2016-02-15T02:19:03.49</dc:date>
    <meta:document-statistic meta:table-count="3" meta:cell-count="35" meta:object-count="0"/>
    <meta:user-defined meta:name="Info 1"/>
    <meta:user-defined meta:name="Info 2"/>
    <meta:user-defined meta:name="Info 3"/>
    <meta:user-defined meta:name="Info 4"/>
  </office:meta>
</office:document-meta>
</file>